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3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NTAÑES HUAYLLAS MOIS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ONTAÑES HUAYLLAS, MOISE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7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ONTAÑES HUAYLLAS, MOISE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UÑOZ CHURATA, DANIE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COODORNICES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4810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7T15:28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